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9900"/>
    </style:style>
    <style:style style:name="P6" style:family="paragraph" style:parent-style-name="Standard">
      <style:text-properties fo:color="#009900" fo:font-weight="normal" style:font-weight-asian="normal" style:font-weight-complex="normal"/>
    </style:style>
    <style:style style:name="P7" style:family="paragraph" style:parent-style-name="Standard">
      <style:text-properties fo:color="#9900ff"/>
    </style:style>
    <style:style style:name="P8" style:family="paragraph" style:parent-style-name="Standard">
      <style:text-properties fo:color="#000000" fo:background-color="#ffffff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10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8">
      <style:text-properties fo:color="#000000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4"/>
    <style:style style:name="P22" style:family="paragraph" style:parent-style-name="Standard" style:list-style-name="L4">
      <style:paragraph-properties fo:break-before="page"/>
    </style:style>
    <style:style style:name="P23" style:family="paragraph" style:parent-style-name="Standard" style:list-style-name="L11">
      <style:paragraph-properties fo:break-before="page"/>
    </style:style>
    <style:style style:name="P24" style:family="paragraph" style:parent-style-name="Standard">
      <style:paragraph-properties fo:margin-left="0.4902in" fo:margin-right="0in" fo:text-indent="0in" style:auto-text-indent="false"/>
    </style:style>
    <style:style style:name="T1" style:family="text">
      <style:text-properties fo:color="#009900"/>
    </style:style>
    <style:style style:name="T2" style:family="text">
      <style:text-properties fo:color="#ff3333"/>
    </style:style>
    <style:style style:name="T3" style:family="text">
      <style:text-properties fo:color="#9900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DD:</text:p>
      <text:p text:style-name="Standard"/>
      <text:list xml:id="list4998075904287460439" text:style-name="L1">
        <text:list-item>
          <text:p text:style-name="P9">Concept:</text:p>
          <text:p text:style-name="P9"/>
        </text:list-item>
      </text:list>
      <text:p text:style-name="Standard">Website with an index and the following pages:</text:p>
      <text:p text:style-name="Standard"/>
      <text:p text:style-name="Standard">-&gt; Home</text:p>
      <text:p text:style-name="Standard"/>
      <text:p text:style-name="Standard">-&gt; Richard Herring question generator (RH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Susikoira Roi joke generator (SR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404 landing page</text:p>
      <text:p text:style-name="Standard"/>
      <text:p text:style-name="P1"/>
      <text:list xml:id="list6780133995669702584" text:style-name="L2">
        <text:list-item>
          <text:p text:style-name="P10">Requirements:</text:p>
          <text:p text:style-name="P10"/>
          <text:p text:style-name="P10">2.1. Global requirements:</text:p>
        </text:list-item>
      </text:list>
      <text:list xml:id="list5947903577757327429" text:style-name="L18">
        <text:list-item>
          <text:p text:style-name="P18"/>
        </text:list-item>
        <text:list-item>
          <text:p text:style-name="P18">Function that combines strings and database entries;</text:p>
          <text:list>
            <text:list-item>
              <text:p text:style-name="P18">Parser for articles (if next letter = vowel, return "an"; else "a") ;</text:p>
            </text:list-item>
          </text:list>
        </text:list-item>
        <text:list-item>
          <text:p text:style-name="P17">Randomizer for picking database entries;</text:p>
        </text:list-item>
        <text:list-item>
          <text:p text:style-name="P18">A method for pushing more elements to each database.</text:p>
        </text:list-item>
      </text:list>
      <text:list xml:id="list8326792960466030132" text:style-name="L4">
        <text:list-item>
          <text:p text:style-name="P22">Richard Herring Question Generator:</text:p>
          <text:p text:style-name="P11"/>
          <text:p text:style-name="P11">3.1. RH requirements:</text:p>
        </text:list-item>
      </text:list>
      <text:list xml:id="list3340711429662215176" text:style-name="L19">
        <text:list-header>
          <text:p text:style-name="P19"/>
        </text:list-header>
        <text:list-item>
          <text:p text:style-name="P19">The page to render the question, including a function to pick a format:</text:p>
        </text:list-item>
        <text:list-item>
          <text:p text:style-name="P19">Several databases;</text:p>
        </text:list-item>
        <text:list-item>
          <text:p text:style-name="P19">The instructions for pulling question elements from the databases;</text:p>
          <text:p text:style-name="P19"/>
          <text:p text:style-name="P19">3.2. RH Formats:</text:p>
          <text:list>
            <text:list-header>
              <text:p text:style-name="P19"/>
              <text:p text:style-name="P19">3.2.1 Have you ever:</text:p>
            </text:list-header>
          </text:list>
        </text:list-item>
        <text:list-item>
          <text:p text:style-name="P19">Format: "Have you ever", [verb], [noun], [tag]</text:p>
        </text:list-item>
      </text:list>
      <text:p text:style-name="Standard"/>
      <text:p text:style-name="Standard"/>
      <text:p text:style-name="Standard"/>
      <text:p text:style-name="Standard">Databases RH1: [verb phrase], [noun phrase], [tag yes], [tag no]. </text:p>
      <text:p text:style-name="Standard"><text:tab/>3.2.2. Pick one:</text:p>
      <text:p text:style-name="Standard"/>
      <text:list xml:id="list1591624214142501679" text:style-name="L20">
        <text:list-item>
          <text:p text:style-name="P20">P. "If you could have a/an", [item], "that", [positive], "or a/an", [item], "that", [positive], "which would you choose?"</text:p>
        </text:list-item>
        <text:list-item>
          <text:p text:style-name="P20">N. "If you had to choose from either a/an", [item], "that" [negative], "or a/an", [item], "that", [negative], "which would you choose, if you HAD to?"</text:p>
        </text:list-item>
      </text:list>
      <text:p text:style-name="Standard"/>
      <text:p text:style-name="Standard">Databases RH2: [item], [positive aspect], [negative aspect], [tag]</text:p>
      <text:p text:style-name="Standard"/>
      <text:list xml:id="list6590705009624399646" text:style-name="L24">
        <text:list-header>
          <text:p text:style-name="P21">3.3. Response:</text:p>
          <text:p text:style-name="P21"/>
        </text:list-header>
        <text:list-item>
          <text:p text:style-name="P21">For "Have you ever": Buttons for "yes and no", with a response tag from the appropriate pool.</text:p>
        </text:list-item>
        <text:list-item>
          <text:p text:style-name="P21">For "Pick one": Buttons for "the latter" and "the former", with a response tag from the approriate pool.</text:p>
          <text:p text:style-name="P21"/>
        </text:list-item>
      </text:list>
      <text:p text:style-name="P24">3.4. RH Tree:</text:p>
      <text:p text:style-name="Standard"/>
      <text:list xml:id="list902679867894586624" text:style-name="L10">
        <text:list-item>
          <text:p text:style-name="P13">Question request</text:p>
        </text:list-item>
        <text:list-item>
          <text:p text:style-name="P13">Choose from option 1 ("Have you ever") or option 2 ("Pick one").</text:p>
          <text:p text:style-name="P13">2.1. If (1), Randomize picks from databases: [verb], [noun], [tag yes], and [tag no];</text:p>
          <text:p text:style-name="P13">then print string with database entries.</text:p>
          <text:p text:style-name="P13">2.2. If (2), Randomly choose P or N.</text:p>
          <text:p text:style-name="P13">2.3. If P, randomize picks from databases: [item], [positive], [item], [positive];</text:p>
          <text:p text:style-name="P13">then print string with database entries.</text:p>
          <text:p text:style-name="P13">2.4. If N, randomize picks from databases: [item], [negative], [item], [negative];</text:p>
          <text:p text:style-name="P13">then print string with database entries.</text:p>
        </text:list-item>
        <text:list-item>
          <text:p text:style-name="P13">After the question generated above, offer 2 buttons with the appropriate response options and tags, as described in 3.3.</text:p>
        </text:list-item>
      </text:list>
      <text:p text:style-name="Standard"/>
      <text:list xml:id="list1338934484443321512" text:style-name="L11">
        <text:list-item>
          <text:p text:style-name="P23">Susikoira Roi joke generator</text:p>
        </text:list-item>
      </text:list>
      <text:p text:style-name="Standard"/>
      <text:list xml:id="list4033037309035490703" text:style-name="L12">
        <text:list-item>
          <text:list>
            <text:list-item>
              <text:p text:style-name="P14">SR requirements:</text:p>
            </text:list-item>
          </text:list>
        </text:list-item>
      </text:list>
      <text:p text:style-name="Standard"/>
      <text:list xml:id="list5598744991529467026" text:style-name="L5">
        <text:list-item>
          <text:p text:style-name="P12">The page to render the joke</text:p>
        </text:list-item>
        <text:list-item>
          <text:p text:style-name="P12">Several databases;</text:p>
        </text:list-item>
        <text:list-item>
          <text:p text:style-name="P12">The instructions for pulling joke elements from the databases;</text:p>
        </text:list-item>
      </text:list>
      <text:p text:style-name="Standard"/>
      <text:list xml:id="list1180659742685320910" text:style-name="L13">
        <text:list-item>
          <text:list>
            <text:list-item>
              <text:p text:style-name="P15">SR format:</text:p>
            </text:list-item>
          </text:list>
        </text:list-item>
      </text:list>
      <text:p text:style-name="Standard"/>
      <text:list xml:id="list4574199621778068926" text:style-name="L14">
        <text:list-item>
          <text:p text:style-name="P16">Format: "Harva" [Element3] [RoiVerb] "niin kuin" [Element4] [Element2]"-Roi!"</text:p>
        </text:list-item>
      </text:list>
      <text:p text:style-name="Standard"/>
      <text:p text:style-name="Standard">Databases: [RoiVerb], [Element1], [Element 2]</text:p>
      <text:p text:style-name="Standard"/>
      <text:p text:style-name="Standard">RoiVerb = Verb ending in "-roi" (derived from noun ending in "-ri")</text:p>
      <text:p text:style-name="Standard"/>
      <text:p text:style-name="Standard">Parse RoiVerb, 3 Syllables:</text:p>
      <text:p text:style-name="Standard">Syllable 1: 2 letters;</text:p>
      <text:p text:style-name="Standard">Syllable 2: from 1 until "-roi"</text:p>
      <text:p text:style-name="Standard">Syllable 3: "roi"</text:p>
      <text:p text:style-name="Standard"/>
      <text:p text:style-name="Standard">Example: "Harva pimpan parturoi niin kuin Pampan Pirtu-Roi"</text:p>
      <text:p text:style-name="Standard"/>
      <text:p text:style-name="Standard">parturoi -&gt; pa – rtu – roi </text:p>
      <text:p text:style-name="Standard"/>
      <text:p text:style-name="P7">RoiSyl 1: pa </text:p>
      <text:p text:style-name="P2">RoiSyl 2: rtu</text:p>
      <text:p text:style-name="P8">RoiSyl 3: roi</text:p>
      <text:p text:style-name="Standard"/>
      <text:p text:style-name="Standard">Element 2: fetch vocab match for <text:span text:style-name="T2">RoiSyl 2</text:span>.</text:p>
      <text:p text:style-name="Standard"/>
      <text:p text:style-name="P5">2Syl 1: pi</text:p>
      <text:p text:style-name="P3">2Syl 2: rtu </text:p>
      <text:p text:style-name="Standard">2Syl 3: -Roi</text:p>
      <text:p text:style-name="Standard"/>
      <text:p text:style-name="Standard">Element 3: fetch vocab match for <text:span text:style-name="T1">2Syl 1</text:span>.</text:p>
      <text:p text:style-name="Standard"/>
      <text:p text:style-name="P6">2Syl 1: pi</text:p>
      <text:p text:style-name="P4">3end: mpan</text:p>
      <text:p text:style-name="Standard"/>
      <text:p text:style-name="Standard">Element 4: String [<text:span text:style-name="T3">RoiSyl 1</text:span> and [<text:span text:style-name="T4">3end</text:span>]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7M10S</meta:editing-duration>
    <meta:editing-cycles>6</meta:editing-cycles>
    <meta:generator>OpenOffice/4.1.7$Win32 OpenOffice.org_project/417m1$Build-9800</meta:generator>
    <dc:date>2020-04-09T01:04:34.81</dc:date>
    <dc:creator>Markus Kangas</dc:creator>
    <meta:document-statistic meta:table-count="0" meta:image-count="0" meta:object-count="0" meta:page-count="4" meta:paragraph-count="72" meta:word-count="494" meta:character-count="2913"/>
    <meta:user-defined meta:name="Info 1"/>
    <meta:user-defined meta:name="Info 2"/>
    <meta:user-defined meta:name="Info 3"/>
    <meta:user-defined meta:name="Info 4"/>
  </office:meta>
</office:document-meta>
</file>